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roid Sans Mono" svg:font-family="'Droid Sans Mono', Consolas, Menlo, Monaco, 'Lucida Console', 'Liberation Mono', 'DejaVu Sans Mono', 'Bitstream Vera Sans Mono', 'Courier New', monospace, serif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nsolas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7" style:family="paragraph" style:parent-style-name="Standard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1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12" style:family="paragraph" style:parent-style-name="Text_20_body">
      <style:paragraph-properties fo:text-align="center" style:justify-single-word="false"/>
      <style:text-properties fo:font-size="16pt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left="0in" fo:margin-right="0in" fo:text-indent="0in" style:auto-text-indent="false"/>
    </style:style>
    <style:style style:name="P15" style:family="paragraph" style:parent-style-name="Text_20_body" style:list-style-name="L2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/>
    </style:style>
    <style:style style:name="T8" style:family="text">
      <style:text-properties style:font-name="Consolas" fo:font-weight="normal" style:font-weight-asian="normal" style:font-weight-complex="normal"/>
    </style:style>
    <style:style style:name="T9" style:family="text">
      <style:text-properties fo:font-weight="bold"/>
    </style:style>
    <style:style style:name="T10" style:family="text">
      <style:text-properties style:font-style-asian="normal"/>
    </style:style>
    <style:style style:name="T11" style:family="text">
      <style:text-properties style:font-weight-asian="bold"/>
    </style:style>
    <style:style style:name="T12" style:family="text">
      <style:text-properties style:font-style-complex="normal"/>
    </style:style>
    <style:style style:name="T13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Install wireless adapter drivers from Manufacturer's Website. </text:p>
      <text:p text:style-name="Standard">In the case of this project, we are using the <text:span text:style-name="T1">Realtek rtl8188cu </text:span><text:span text:style-name="T4">chipset.</text:span><text:span text:style-name="T1"> </text:span><text:span text:style-name="T4">We are able to transfere the program to the Rpi using the shared Github repository. </text:span></text:p>
      <text:p text:style-name="Standard"><text:span text:style-name="T4">To see which frequencies are available and which frequency our rtl8188 is running on, we write:</text:span></text:p>
      <text:p text:style-name="Standard"><text:span text:style-name="T4"/></text:p>
      <text:p text:style-name="P5">iwlist wlan0 freq</text:p>
      <text:p text:style-name="P3"/>
      <text:p text:style-name="P3">To see the available bit-rates, we write:</text:p>
      <text:p text:style-name="P3"/>
      <text:p text:style-name="P5">iwlist wlan0 rate</text:p>
      <text:p text:style-name="P1"><text:span text:style-name="T6"/></text:p>
      <text:p text:style-name="P1"><text:span text:style-name="T6">We can also “scan” to find a list of available wifi networks, by writing:</text:span></text:p>
      <text:p text:style-name="P1"><text:span text:style-name="T6"/></text:p>
      <text:p text:style-name="P5">iwlist wlan0 scan</text:p>
      <text:p text:style-name="P1"><text:span text:style-name="T6"/></text:p>
      <text:p text:style-name="P1"><text:span text:style-name="T6">This command also provides the MAC addresses assigned to the respective networks routers. </text:span></text:p>
      <text:p text:style-name="P1"><text:span text:style-name="T6"/></text:p>
      <text:p text:style-name="P1"><text:span text:style-name="T6"/></text:p>
      <text:p text:style-name="P1"><text:span text:style-name="T6">Per the driver's documentation, the driver source tar ball needs to be decompressed. </text:span></text:p>
      <text:p text:style-name="P1"><text:span text:style-name="T6"/></text:p>
      <text:p text:style-name="P6"><text:span text:style-name="T6">tar zxvf rtl8188C_8192C_usb_linux_v4.0.2_9000.20130911tar.gz</text:span></text:p>
      <text:p text:style-name="P8"><text:span text:style-name="T6"/></text:p>
      <text:p text:style-name="P8"><text:span text:style-name="T6">The </text:span><text:span text:style-name="T8">Makefile</text:span><text:span text:style-name="T6"> then needs to be edited.</text:span></text:p>
      <text:p text:style-name="P8"><text:span text:style-name="T6"/></text:p>
      <text:p text:style-name="P8"><text:span text:style-name="T6">Since the processor used on the RPi is not listedwe must add it. Following the list of processor platforms, we add a new platform:</text:span></text:p>
      <text:p text:style-name="P8"><text:span text:style-name="T6"/></text:p>
      <text:p text:style-name="P6"><text:span text:style-name="T6">CONFIG_PLATFORM_ARM_1176JZFS = y</text:span></text:p>
      <text:p text:style-name="P8"><text:span text:style-name="T6"/></text:p>
      <text:p text:style-name="P8"><text:span text:style-name="T6">Then we create a corresponding entry inside the platform setting section:</text:span></text:p>
      <text:p text:style-name="P8"><text:span text:style-name="T6"/></text:p>
      <text:p text:style-name="P6"><text:span text:style-name="T6">ifeq ($(CONFIG_PLATFORM_ARM_1176JZFS),y)</text:span></text:p>
      <text:p text:style-name="P6"><text:span text:style-name="T6">EXTRA_CFLAG += -DCONFIG_LITTLE_ENDIAN</text:span></text:p>
      <text:p text:style-name="P6"><text:span text:style-name="T6">ARCH := arm</text:span></text:p>
      <text:p text:style-name="P6"><text:span text:style-name="T6">CROSS_COMPILE := arm-none-linux-gnueabi-</text:span></text:p>
      <text:p text:style-name="P6"><text:span text:style-name="T6">KSRC := /lib/modules/3.6.11+/modules.builtin</text:span></text:p>
      <text:p text:style-name="P6"><text:span text:style-name="T6">MODDESTDIR := /lib/modules/3.6.11+/kernel/drivers/net/wireless/</text:span></text:p>
      <text:p text:style-name="P6"><text:span text:style-name="T6">MODULE_NAME := wlan</text:span></text:p>
      <text:p text:style-name="P6"><text:span text:style-name="T6">endif</text:span></text:p>
      <text:p text:style-name="P1"><text:span text:style-name="T6"/></text:p>
      <text:p text:style-name="P1"><text:span text:style-name="T6"/></text:p>
      <text:p text:style-name="P1"><text:span text:style-name="T6">The driver folder must now be moved (from the location of unzipping and decompression) to the kernel, specifically to a new folder named: </text:span><text:span text:style-name="T8">/lib/modules/3.6.11+/kernel/drivers/net/wireless/rtl8192cu</text:span></text:p>
      <text:p text:style-name="P1"><text:span text:style-name="T6"/></text:p>
      <text:p text:style-name="P1"><text:span text:style-name="T6"/></text:p>
      <text:p text:style-name="P1"><text:soft-page-break/><text:span text:style-name="T6"/></text:p>
      <text:p text:style-name="P1"><text:span text:style-name="T6">Create a new file :</text:span></text:p>
      <text:p text:style-name="P1"><text:span text:style-name="T8">/lib/modules/3.6.11+/kernel/drivers/net/wireless/Kconfig</text:span></text:p>
      <text:p text:style-name="P1"><text:span text:style-name="T6">containing the line:</text:span></text:p>
      <text:p text:style-name="P4"><text:span text:style-name="T6">source “/lib/modules/3.6.11+/kernel/drivers/net/wireless/rtl8192cu/Kconfig”</text:span></text:p>
      <text:p text:style-name="P1"><text:span text:style-name="T6"/></text:p>
      <text:p text:style-name="P1"><text:span text:style-name="T6"/></text:p>
      <text:p text:style-name="P1"><text:span text:style-name="T6">We then append the Makefile with:</text:span></text:p>
      <text:p text:style-name="P4"><text:span text:style-name="T6">obj-$(CONFIG_RTL8192CU) += rtl8192cu/</text:span></text:p>
      <text:p text:style-name="P1"><text:span text:style-name="T6"/></text:p>
      <text:p text:style-name="P1"><text:span text:style-name="T6">Download a new, “clean” kernel source tree to </text:span><text:span text:style-name="T8">usr/src/linux-rpi-3.6.y.tar.gz</text:span><text:span text:style-name="T6">, then extract it:</text:span></text:p>
      <text:p text:style-name="P4"><text:span text:style-name="T6">sudo tar -xzf <text:s/>usr/src/linux-rpi-3.6.y.tar.gz</text:span></text:p>
      <text:p text:style-name="P1"><text:span text:style-name="T6">(Be prepared for a rather lengthy extraction)</text:span></text:p>
      <text:p text:style-name="P1"><text:span text:style-name="T6"/></text:p>
      <text:p text:style-name="P1"><text:span text:style-name="T6">Once it is extracted, we link the new files with the existing kernel:</text:span></text:p>
      <text:p text:style-name="P4"><text:span text:style-name="T6">ln -s /usr/src/linux-rpi-3.6.y /lib/modules/3.6.11+/build</text:span></text:p>
      <text:p text:style-name="P4"><text:span text:style-name="T6">ln -s /usr/src/linux-rpi-3.6.y /lib/modules/3.6.11+/src</text:span></text:p>
      <text:p text:style-name="P1"><text:span text:style-name="T6">And include the current kernel config:</text:span></text:p>
      <text:p text:style-name="P4"><text:span text:style-name="T6">cp /proc/config.gz /usr/src/linux-rpi-3.6.y</text:span></text:p>
      <text:p text:style-name="P4"><text:span text:style-name="T6">cd /usr/src/linux-rpi-3.6.y</text:span></text:p>
      <text:p text:style-name="P4"><text:span text:style-name="T6">gunzip config.gz</text:span></text:p>
      <text:p text:style-name="P4"><text:span text:style-name="T6">mv config .config </text:span></text:p>
      <text:p text:style-name="P1"><text:span text:style-name="T6"/></text:p>
      <text:p text:style-name="P4"><text:span text:style-name="T6">make oldconfig &amp;&amp; make prepare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1"><text:span text:style-name="T5"/></text:p>
      <text:p text:style-name="P11"><text:span text:style-name="T5"/></text:p>
      <text:p text:style-name="Standard"/>
      <text:p text:style-name="Standard"/>
      <text:p text:style-name="Standard"/>
      <text:p text:style-name="Standard"/>
      <text:p text:style-name="Standard">Install isc-dhcp-server using apt</text:p>
      <text:p text:style-name="Standard"/>
      <text:p text:style-name="P1"><text:span text:style-name="T6">Edit the </text:span><text:span text:style-name="T8">dhcpd.conf </text:span><text:span text:style-name="T6">file located at </text:span><text:span text:style-name="T8">/etc/dhcp/dhcpd.conf</text:span><text:span text:style-name="T6">:</text:span></text:p>
      <text:p text:style-name="P4"><text:span text:style-name="T6"><text:tab/>option domain-name “your_domain.your_lan”;</text:span></text:p>
      <text:p text:style-name="P7"><text:span text:style-name="T6"><text:tab/><text:tab/>(where “your_domain” and “your_lan” are your chosen names, ie “Dude_the_Cat.net”)</text:span></text:p>
      <text:p text:style-name="P4"><text:soft-page-break/><text:span text:style-name="T6"><text:tab/>option domain-name-server 209.18.47.61, 8.8.8.8, 8.8.4.4;</text:span></text:p>
      <text:p text:style-name="P1"><text:span text:style-name="T6"><text:tab/><text:tab/>(using either the address of your DNS Server from your ISP or using a public DNS <text:tab/><text:tab/><text:tab/>server(s).)</text:span></text:p>
      <text:p text:style-name="P4"><text:span text:style-name="T6"><text:tab/>subnet 192.168.3.0 netmask 255.255.255.0{</text:span></text:p>
      <text:p text:style-name="P4"><text:span text:style-name="T6"><text:tab/><text:tab/>range 192.168.3.1 192.168.3.20;</text:span></text:p>
      <text:p text:style-name="P4"><text:span text:style-name="T6"><text:tab/><text:tab/>option routers 68.172.218.115;</text:span></text:p>
      <text:p text:style-name="P4"><text:span text:style-name="T6"><text:tab/>}</text:span></text:p>
      <text:p text:style-name="P1"><text:span text:style-name="T6"><text:tab/><text:tab/>(The subnet value will be the LAN (Local Area Network) IP address for the router.)</text:span></text:p>
      <text:p text:style-name="P1"><text:span text:style-name="T6"><text:tab/><text:tab/>(The range will be the available addresses for machines connected to the LAN)</text:span></text:p>
      <text:p text:style-name="P1"><text:span text:style-name="T6"><text:tab/><text:tab/>(The “option routers” address is the WAN (Wide Area Network) IP address assigned by <text:tab/><text:tab/><text:tab/>the ISP)</text:span></text:p>
      <text:p text:style-name="P4"><text:span text:style-name="T6"><text:tab/>host RPi_Router{</text:span></text:p>
      <text:p text:style-name="P4"><text:span text:style-name="T6"><text:tab/><text:tab/>hardware ethernet b8:27:eb:df:d1:ea;</text:span></text:p>
      <text:p text:style-name="P4"><text:span text:style-name="T6"><text:tab/><text:tab/>fixed-address 192.168.3.0;</text:span></text:p>
      <text:p text:style-name="P4"><text:span text:style-name="T6"><text:tab/>}</text:span></text:p>
      <text:p text:style-name="P1"><text:span text:style-name="T6"><text:tab/><text:tab/>(Where “RPi_Router is a chosen name, and the value <text:s/>b8:27:eb:df:d1:ea is the MAC <text:tab/><text:tab/><text:tab/>address of the raspberry pi)</text:span></text:p>
      <text:p text:style-name="P1"><text:span text:style-name="T6"/></text:p>
      <text:p text:style-name="P1"><text:span text:style-name="T6">Save the revised file. </text:span></text:p>
      <text:p text:style-name="P1"><text:span text:style-name="T6"/></text:p>
      <text:p text:style-name="P1"><text:span text:style-name="T6">To run the server:</text:span></text:p>
      <text:p text:style-name="P4"><text:span text:style-name="T6"><text:tab/>service isc-dhcpd—server start</text:span></text:p>
      <text:p text:style-name="P1"><text:span text:style-name="T6">To stop the server:</text:span></text:p>
      <text:p text:style-name="P4"><text:span text:style-name="T6"><text:tab/>service isc-dhcpd-server stop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2"><text:span text:style-name="T6">Bibliography</text:span></text:p>
      <text:p text:style-name="P13"/>
      <text:list text:style-name="L2">
        <text:list-item>
          <text:p text:style-name="P15">Realtek 8192cu driver from <text:a xlink:type="simple" xlink:href="http://www.realtek.com.tw/downloads/">http://www.realtek.com.tw/downloads/</text:a></text:p>
        </text:list-item>
      </text:list>
      <text:p text:style-name="P14"><text:tab/>[accessed on 11/1/2013]</text:p>
      <text:list text:style-name="L1">
        <text:list-item>
          <text:p text:style-name="P2"><text:span text:style-name="T6">isc-dhcp-server from apt</text:span></text:p>
        </text:list-item>
        <text:list-item>
          <text:p text:style-name="P9">Kernel source tree for linux 3.6.11 <text:s/>http://raspberrypi.stackexchange.com/questions/5230/getting-no-rule-to-make-target-modules-stop-error-when-running-makefile-w </text:p>
        </text:list-item>
      </text:list>
      <text:p text:style-name="P1"><text:span text:style-name="T6"><text:tab/>[accessed on 11/3/2013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roid Sans Mono" svg:font-family="'Droid Sans Mono', Consolas, Menlo, Monaco, 'Lucida Console', 'Liberation Mono', 'DejaVu Sans Mono', 'Bitstream Vera Sans Mono', 'Courier New', monospace, serif"/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21$Build-9421</meta:generator>
    <meta:creation-date>2013-11-01T19:51:22</meta:creation-date>
    <dc:date>2013-11-04T00:22:08</dc:date>
    <meta:editing-cycles>11</meta:editing-cycles>
    <meta:editing-duration>P2DT4H1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584" meta:character-count="3588"/>
  </office:meta>
</office:document-meta>
</file>